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8.00pt"/>
    </style:style>
    <style:style style:name="P2" style:family="paragraph">
      <style:paragraph-properties fo:line-height="100.00%" fo:text-align="left" fo:margin-left="0.00pt" fo:text-indent="36.00pt" fo:margin-bottom="8.00pt"/>
    </style:style>
    <style:style style:name="P3" style:family="paragraph">
      <style:paragraph-properties fo:line-height="100.00%" fo:text-align="left" fo:margin-bottom="8.00pt"/>
    </style:style>
    <style:style style:name="P4" style:family="paragraph">
      <style:paragraph-properties fo:line-height="100.00%" fo:text-align="left" fo:margin-left="0.00pt" fo:text-indent="36.00pt" fo:margin-bottom="8.00pt"/>
    </style:style>
    <style:style style:name="P5" style:family="paragraph">
      <style:paragraph-properties fo:line-height="100.00%" fo:text-align="left" fo:margin-bottom="8.00pt"/>
    </style:style>
    <style:style style:name="P6" style:family="paragraph">
      <style:paragraph-properties fo:line-height="100.00%" fo:text-align="left" fo:margin-left="0.00pt" fo:text-indent="36.00pt" fo:margin-bottom="8.00pt"/>
    </style:style>
    <style:style style:name="P7" style:family="paragraph">
      <style:paragraph-properties fo:line-height="100.00%" fo:text-align="left" fo:margin-bottom="8.00pt"/>
    </style:style>
    <style:style style:name="P8" style:family="paragraph">
      <style:paragraph-properties fo:line-height="100.00%" fo:text-align="left" fo:margin-left="36.00pt" fo:text-indent="0.00pt" fo:margin-bottom="8.00pt"/>
    </style:style>
    <style:style style:name="P9" style:family="paragraph">
      <style:paragraph-properties fo:line-height="100.00%" fo:text-align="left" fo:margin-left="0.00pt" fo:text-indent="36.00pt" fo:margin-bottom="8.00pt"/>
    </style:style>
    <style:style style:name="P10" style:family="paragraph">
      <style:paragraph-properties fo:line-height="100.00%" fo:text-align="left" fo:margin-left="36.00pt" fo:text-indent="36.00pt" fo:margin-bottom="8.00pt"/>
    </style:style>
    <style:style style:name="P11" style:family="paragraph">
      <style:paragraph-properties fo:line-height="100.00%" fo:text-align="left" fo:margin-left="0.00pt" fo:text-indent="36.00pt" fo:margin-bottom="8.00pt"/>
    </style:style>
    <style:style style:name="P12" style:family="paragraph">
      <style:paragraph-properties fo:line-height="100.00%" fo:text-align="left" fo:margin-bottom="8.00pt"/>
    </style:style>
  </office:automatic-styles>
  <office:body>
    <office:text>
      <text:p text:style-name="P1"><text:span text:style-name="T1">Write “****************** Nabir Migadde Real Estate Commission Calculator ****************”</text:span></text:p>
      <text:p text:style-name="P1"><text:span text:style-name="T1">Declare computeAns as Character</text:span></text:p>
      <text:p text:style-name="P1"><text:span text:style-name="T1">Declare computeAns2 as Character</text:span></text:p>
      <text:p text:style-name="P1"><text:span text:style-name="T1">Declare agentID as String</text:span></text:p>
      <text:p text:style-name="P1"><text:span text:style-name="T1">Declare modelType as Character</text:span></text:p>
      <text:p text:style-name="P1"><text:span text:style-name="T1">Declare modelType2 as Character</text:span></text:p>
      <text:p text:style-name="P1"><text:span text:style-name="T1">Declare housePrice as Float</text:span></text:p>
      <text:p text:style-name="P1"><text:span text:style-name="T1">Declare housePrice2 as Float</text:span></text:p>
      <text:p text:style-name="P1"><text:span text:style-name="T1">Declare com as Float</text:span></text:p>
      <text:p text:style-name="P1"><text:span text:style-name="T1">Declare com2 as Float</text:span></text:p>
      <text:p text:style-name="P1"><text:span text:style-name="T1">Declare numBasic as Integer </text:span></text:p>
      <text:p text:style-name="P1"><text:span text:style-name="T1">Declare numStand as Integer</text:span></text:p>
      <text:p text:style-name="P1"><text:span text:style-name="T1">Declare numLux as Integer</text:span></text:p>
      <text:p text:style-name="P1"><text:span text:style-name="T1">Set numBasic = 0</text:span></text:p>
      <text:p text:style-name="P1"><text:span text:style-name="T1">Set numStand = 0</text:span></text:p>
      <text:p text:style-name="P1"><text:span text:style-name="T1">Set numLux = 0</text:span></text:p>
      <text:p text:style-name="P1"><text:span text:style-name="T1">Write “Do you have a commission to compute? (1=yes, 0=no)<text:s text:c="5"/>”</text:span></text:p>
      <text:p text:style-name="P1"><text:span text:style-name="T1">Input computeAns</text:span></text:p>
      <text:p text:style-name="P1"><text:span text:style-name="T1">If (computeAns = 1) Then</text:span></text:p>
      <text:p text:style-name="P2"><text:span text:style-name="T1">Write “Please enter the Real Estate Agent ID:<text:s text:c="5"/>”</text:span></text:p>
      <text:p text:style-name="P2"><text:span text:style-name="T1">Input agentID</text:span></text:p>
      <text:p text:style-name="P2"><text:span text:style-name="T1">Write “Please enter model of house sold<text:s/></text:span><text:span text:style-name="T2">↵</text:span><text:span text:style-name="T3"/></text:p>
      <text:p text:style-name="P2"><text:span text:style-name="T4">(B = Basic, S=Standard, L= Luxury):<text:s text:c="5"/>” </text:span></text:p>
      <text:p text:style-name="P2"><text:span text:style-name="T4">Input modelType</text:span></text:p>
      <text:p text:style-name="P2"><text:span text:style-name="T4">Write “Please enter the selling price of house:<text:s text:c="5"/>”</text:span></text:p>
      <text:p text:style-name="P2"><text:span text:style-name="T4">Input housePrice</text:span></text:p>
      <text:p text:style-name="P2"><text:span text:style-name="T4">If (modelType = B) Then</text:span></text:p>
      <text:p text:style-name="P3"><text:span text:style-name="T4"><text:tab/><text:tab/>Set com = housePrice * 0.10</text:span></text:p>
      <text:p text:style-name="P3"><text:span text:style-name="T4"><text:tab/><text:tab/>Set numBasic = numBasic + 1</text:span></text:p>
      <text:p text:style-name="P4"><text:span text:style-name="T4">End If (modelType = S) Then</text:span></text:p>
      <text:p text:style-name="P5"><text:span text:style-name="T4"><text:tab/><text:tab/>Set com = housePrice * 0.15</text:span></text:p>
      <text:p text:style-name="P5"><text:span text:style-name="T4"><text:tab/><text:tab/>Set numStand = numStand + 1</text:span></text:p>
      <text:p text:style-name="P6"><text:span text:style-name="T4">End If (modelType = L) Then</text:span></text:p>
      <text:p text:style-name="P7"><text:span text:style-name="T4"><text:tab/><text:tab/>Set com = housePrice * 0.20</text:span></text:p>
      <text:p text:style-name="P7"><text:span text:style-name="T4"><text:tab/><text:tab/>Set numLux = numLux + 1</text:span></text:p>
      <text:p text:style-name="P8"><text:span text:style-name="T4">Write “The commission for this sale for Real Estate Sales person ID ” + agentID + “ is: ” + com</text:span></text:p>
      <text:p text:style-name="P9"><text:span text:style-name="T4">Write “Do you have another commission to compute? (1=yes, 0 = no)?<text:s text:c="5"/>”</text:span></text:p>
      <text:p text:style-name="P9"><text:span text:style-name="T4">Input computeAns2</text:span></text:p>
      <text:p text:style-name="P9"><text:span text:style-name="T4">If (computeAns2= 1) Then</text:span></text:p>
      <text:p text:style-name="P10"><text:span text:style-name="T4">Write “Please enter the Real Estate Agent ID:<text:s text:c="5"/>”</text:span></text:p>
      <text:p text:style-name="P10"><text:span text:style-name="T4">Input agentID</text:span></text:p>
      <text:p text:style-name="P10"><text:span text:style-name="T4">Write “Please enter model of house sold<text:s/></text:span><text:span text:style-name="T5">↵</text:span><text:span text:style-name="T6"/></text:p>
      <text:p text:style-name="P10"><text:span text:style-name="T7">(B = Basic, S=Standard, L= Luxury):<text:s text:c="5"/>”</text:span></text:p>
      <text:p text:style-name="P10"><text:span text:style-name="T7">Input modelType2</text:span></text:p>
      <text:p text:style-name="P10"><text:span text:style-name="T7">Write “Please enter the selling price of house:<text:s text:c="5"/>”</text:span></text:p>
      <text:p text:style-name="P10"><text:span text:style-name="T7">Input housePrice2</text:span></text:p>
      <text:p text:style-name="P10"><text:span text:style-name="T7">If (modelType = B) Then</text:span></text:p>
      <text:p text:style-name="P10"><text:span text:style-name="T7"><text:tab/><text:tab/>Set com2 = housePrice2 * 0.10</text:span></text:p>
      <text:p text:style-name="P10"><text:span text:style-name="T7"><text:tab/><text:tab/>Set numBasic = numBasic + 1</text:span></text:p>
      <text:p text:style-name="P10"><text:span text:style-name="T7">End If (modelType = S) Then</text:span></text:p>
      <text:p text:style-name="P10"><text:span text:style-name="T7"><text:tab/><text:tab/>Set com2 = housePrice2 * 0.15</text:span></text:p>
      <text:p text:style-name="P10"><text:span text:style-name="T7"><text:tab/><text:tab/>Set numStand = numStand + 1</text:span></text:p>
      <text:p text:style-name="P10"><text:span text:style-name="T7">End If (modelType = L) Then</text:span></text:p>
      <text:p text:style-name="P10"><text:span text:style-name="T7"><text:tab/><text:tab/>Set com2 = housePrice2 * 0.20</text:span></text:p>
      <text:p text:style-name="P10"><text:span text:style-name="T7"><text:tab/><text:tab/>Set numLux = numLux + 1</text:span></text:p>
      <text:p text:style-name="P11"><text:span text:style-name="T7">End If (computeAns2 = 0) Then</text:span></text:p>
      <text:p text:style-name="P11"><text:span text:style-name="T7">End</text:span></text:p>
      <text:p text:style-name="P12"><text:span text:style-name="T7">End If (computeAns = 0) Then</text:span></text:p>
      <text:p text:style-name="P12"><text:span text:style-name="T7">End</text:span></text:p>
      <text:p text:style-name="P12"><text:span text:style-name="T7"/></text:p>
      <text:p text:style-name="P12"><text:span text:style-name="T7">Write “********************** End of Run Report**********************”</text:span></text:p>
      <text:p text:style-name="P12"><text:span text:style-name="T7">Write “Total number of Standard houses commissions computed = ” + numStand</text:span></text:p>
      <text:p text:style-name="P12"><text:span text:style-name="T7">Write “Total number of Luxury houses commissions computed = ” + numLux</text:span></text:p>
      <text:p text:style-name="P12"><text:span text:style-name="T7">Write “Total number of Basic Houses commissions computed = ” + numBasic</text:span></text:p>
      <text:p text:style-name="P12"><text:span text:style-name="T7">Write “Total number of all commissions computed = ” + (numStand + numLux + numBasic)</text:span></text:p>
      <text:p text:style-name="P12"><text:span text:style-name="T7">Write “Total amount of Standard House commissions computed = ” + </text:span></text:p>
      <text:p text:style-name="P12"><text:span text:style-name="T7">Write “Total amount of Basic House commissions computed = ” + ???</text:span></text:p>
      <text:p text:style-name="P12"><text:span text:style-name="T7">Write “Total amount of Luxury House commissions computed = ” + ???</text:span></text:p>
      <text:p text:style-name="P12"><text:span text:style-name="T7">Write “Total amount of all commissions computed = ” + (com + com2)</text:span></text:p>
      <text:p text:style-name="P12"><text:span text:style-name="T7">Write “********************** End of Run Report **********************” </text:span></text:p>
      <text:p text:style-name="P12"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